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34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kmp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kmpl_HDT</text:p>
          </table:table-cell>
          <table:table-cell office:value-type="string" calcext:value-type="string">
            <text:p>kmpl_MD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monton</text:p>
          </table:table-cell>
          <table:table-cell office:value-type="float" office:value="2.38600172015952" calcext:value-type="float">
            <text:p>2.38600172015952</text:p>
          </table:table-cell>
          <table:table-cell office:value-type="float" office:value="3.42323985666804" calcext:value-type="float">
            <text:p>3.423239856668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couver</text:p>
          </table:table-cell>
          <table:table-cell office:value-type="float" office:value="2.27625980127978" calcext:value-type="float">
            <text:p>2.27625980127978</text:p>
          </table:table-cell>
          <table:table-cell office:value-type="float" office:value="3.49404109465497" calcext:value-type="float">
            <text:p>3.494041094654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onto</text:p>
          </table:table-cell>
          <table:table-cell office:value-type="float" office:value="2.48158339144188" calcext:value-type="float">
            <text:p>2.48158339144188</text:p>
          </table:table-cell>
          <table:table-cell office:value-type="float" office:value="3.8091066036968" calcext:value-type="float">
            <text:p>3.8091066036968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avg</text:p>
          </table:table-cell>
          <table:table-cell/>
          <table:table-cell table:style-name="ce1" office:value-type="string" calcext:value-type="string">
            <text:p>c per 100km</text:p>
          </table:table-cell>
          <table:table-cell office:value-type="string" calcext:value-type="string">
            <text:p>$/100km</text:p>
          </table:table-cell>
        </table:table-row>
        <table:table-row table:style-name="ro1">
          <table:table-cell office:value-type="string" calcext:value-type="string">
            <text:p>Edmont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esel</text:p>
          </table:table-cell>
          <table:table-cell office:value-type="float" office:value="97.54166" calcext:value-type="float">
            <text:p>97.54166</text:p>
          </table:table-cell>
          <table:table-cell office:value-type="string" calcext:value-type="string">
            <text:p>H</text:p>
          </table:table-cell>
          <table:table-cell table:formula="of:=(100/[.B2])*[.D11]" office:value-type="float" office:value="4088.08003681903" calcext:value-type="float">
            <text:p>4088.08003681903</text:p>
          </table:table-cell>
          <table:table-cell table:style-name="ce2" table:formula="of:=[.F11]/100" office:value-type="currency" office:currency="CAD" office:value="40.8808003681903" calcext:value-type="currency">
            <text:p>$40.88</text:p>
          </table:table-cell>
        </table:table-row>
        <table:table-row table:style-name="ro1">
          <table:table-cell office:value-type="string" calcext:value-type="string">
            <text:p>Edmont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gasoline</text:p>
          </table:table-cell>
          <table:table-cell office:value-type="float" office:value="100.05" calcext:value-type="float">
            <text:p>100.05</text:p>
          </table:table-cell>
          <table:table-cell office:value-type="string" calcext:value-type="string">
            <text:p>M</text:p>
          </table:table-cell>
          <table:table-cell table:formula="of:=100/[.C2]*[.D12]" office:value-type="float" office:value="2922.66987383648" calcext:value-type="float">
            <text:p>2922.66987383648</text:p>
          </table:table-cell>
          <table:table-cell table:style-name="ce2" table:formula="of:=[.F12]/100" office:value-type="currency" office:currency="CAD" office:value="29.2266987383648" calcext:value-type="currency">
            <text:p>$29.23</text:p>
          </table:table-cell>
        </table:table-row>
        <table:table-row table:style-name="ro1">
          <table:table-cell office:value-type="string" calcext:value-type="string">
            <text:p>Toronto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esel</text:p>
          </table:table-cell>
          <table:table-cell office:value-type="float" office:value="100.10833" calcext:value-type="float">
            <text:p>100.10833</text:p>
          </table:table-cell>
          <table:table-cell office:value-type="string" calcext:value-type="string">
            <text:p>H</text:p>
          </table:table-cell>
          <table:table-cell table:formula="of:=100/[.B4]*[.D13]" office:value-type="float" office:value="4034.05061241299" calcext:value-type="float">
            <text:p>4034.05061241299</text:p>
          </table:table-cell>
          <table:table-cell table:style-name="ce2" table:formula="of:=[.F13]/100" office:value-type="currency" office:currency="CAD" office:value="40.3405061241299" calcext:value-type="currency">
            <text:p>$40.34</text:p>
          </table:table-cell>
        </table:table-row>
        <table:table-row table:style-name="ro1">
          <table:table-cell office:value-type="string" calcext:value-type="string">
            <text:p>Toronto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gasoline</text:p>
          </table:table-cell>
          <table:table-cell office:value-type="float" office:value="111.3875" calcext:value-type="float">
            <text:p>111.3875</text:p>
          </table:table-cell>
          <table:table-cell office:value-type="string" calcext:value-type="string">
            <text:p>M</text:p>
          </table:table-cell>
          <table:table-cell table:formula="of:=100/[.C4]*[.D14]" office:value-type="float" office:value="2924.24212784952" calcext:value-type="float">
            <text:p>2924.24212784952</text:p>
          </table:table-cell>
          <table:table-cell table:style-name="ce2" table:formula="of:=[.F14]/100" office:value-type="currency" office:currency="CAD" office:value="29.2424212784952" calcext:value-type="currency">
            <text:p>$29.24</text:p>
          </table:table-cell>
        </table:table-row>
        <table:table-row table:style-name="ro1">
          <table:table-cell office:value-type="string" calcext:value-type="string">
            <text:p>Vancouv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esel</text:p>
          </table:table-cell>
          <table:table-cell office:value-type="float" office:value="114.491666" calcext:value-type="float">
            <text:p>114.491666</text:p>
          </table:table-cell>
          <table:table-cell office:value-type="string" calcext:value-type="string">
            <text:p>D</text:p>
          </table:table-cell>
          <table:table-cell table:formula="of:=100/[.B3]*[.D15]" office:value-type="float" office:value="5029.81539873565" calcext:value-type="float">
            <text:p>5029.81539873565</text:p>
          </table:table-cell>
          <table:table-cell table:style-name="ce2" table:formula="of:=[.F15]/100" office:value-type="currency" office:currency="CAD" office:value="50.2981539873565" calcext:value-type="currency">
            <text:p>$50.30</text:p>
          </table:table-cell>
        </table:table-row>
        <table:table-row table:style-name="ro1">
          <table:table-cell office:value-type="string" calcext:value-type="string">
            <text:p>Vancouv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gasoline</text:p>
          </table:table-cell>
          <table:table-cell office:value-type="float" office:value="136.420833" calcext:value-type="float">
            <text:p>136.420833</text:p>
          </table:table-cell>
          <table:table-cell office:value-type="string" calcext:value-type="string">
            <text:p>M</text:p>
          </table:table-cell>
          <table:table-cell table:formula="of:=100/[.C4]*[.D16]" office:value-type="float" office:value="3581.4390930304" calcext:value-type="float">
            <text:p>3581.4390930304</text:p>
          </table:table-cell>
          <table:table-cell table:style-name="ce2" table:formula="of:=[.F16]/100" office:value-type="currency" office:currency="CAD" office:value="35.814390930304" calcext:value-type="currency">
            <text:p>$35.81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$ per kwh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onton</text:p>
          </table:table-cell>
          <table:table-cell office:value-type="float" office:value="0.166" calcext:value-type="float">
            <text:p>0.166</text:p>
          </table:table-cell>
          <table:table-cell table:formula="of:=100/[.B$27]*[.B21]" office:value-type="float" office:value="22.825" calcext:value-type="float">
            <text:p>22.825</text:p>
          </table:table-cell>
          <table:table-cell table:formula="of:=100/[.B$26]*[.B21]" office:value-type="float" office:value="3.32" calcext:value-type="float">
            <text:p>3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onto</text:p>
          </table:table-cell>
          <table:table-cell office:value-type="float" office:value="0.13" calcext:value-type="float">
            <text:p>0.13</text:p>
          </table:table-cell>
          <table:table-cell table:formula="of:=100/[.B$27]*[.B22]" office:value-type="float" office:value="17.875" calcext:value-type="float">
            <text:p>17.875</text:p>
          </table:table-cell>
          <table:table-cell table:formula="of:=100/[.B$26]*[.B22]"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couver</text:p>
          </table:table-cell>
          <table:table-cell office:value-type="float" office:value="0.126" calcext:value-type="float">
            <text:p>0.126</text:p>
          </table:table-cell>
          <table:table-cell table:formula="of:=100/[.B$27]*[.B23]" office:value-type="float" office:value="17.325" calcext:value-type="float">
            <text:p>17.325</text:p>
          </table:table-cell>
          <table:table-cell table:formula="of:=100/[.B$26]*[.B23]" office:value-type="float" office:value="2.52" calcext:value-type="float">
            <text:p>2.5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km per k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um electric</text:p>
          </table:table-cell>
          <table:table-cell table:formula="of:=200/40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vy electric</text:p>
          </table:table-cell>
          <table:table-cell table:formula="of:=400/550" office:value-type="float" office:value="0.727272727272727" calcext:value-type="float">
            <text:p>0.72727272727272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1T11:33:19.164319287</dc:date>
    <meta:editing-duration>PT22M57S</meta:editing-duration>
    <meta:editing-cycles>2</meta:editing-cycles>
    <meta:generator>LibreOffice/6.4.6.2$Linux_X86_64 LibreOffice_project/40$Build-2</meta:generator>
    <meta:document-statistic meta:table-count="1" meta:cell-count="81" meta:object-count="0"/>
  </office:meta>
</office:document-meta>
</file>